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text-properties officeooo:rsid="00048ff9" officeooo:paragraph-rsid="00048ff9"/>
    </style:style>
    <style:style style:name="P5" style:family="paragraph" style:parent-style-name="Heading_20_1">
      <style:text-properties officeooo:rsid="000d8903" officeooo:paragraph-rsid="000d8903"/>
    </style:style>
    <style:style style:name="P6" style:family="paragraph" style:parent-style-name="Heading_20_1">
      <style:text-properties officeooo:rsid="0018fd60" officeooo:paragraph-rsid="0018fd60"/>
    </style:style>
    <style:style style:name="P7" style:family="paragraph" style:parent-style-name="Heading_20_1">
      <style:text-properties officeooo:rsid="0040c3e7" officeooo:paragraph-rsid="0040c3e7"/>
    </style:style>
    <style:style style:name="P8" style:family="paragraph" style:parent-style-name="Heading_20_2">
      <style:text-properties officeooo:rsid="00048ff9" officeooo:paragraph-rsid="00048ff9"/>
    </style:style>
    <style:style style:name="P9" style:family="paragraph" style:parent-style-name="Heading_20_2">
      <style:text-properties officeooo:rsid="000d8903" officeooo:paragraph-rsid="000d8903"/>
    </style:style>
    <style:style style:name="P10" style:family="paragraph" style:parent-style-name="Heading_20_2">
      <style:text-properties officeooo:paragraph-rsid="000d8903"/>
    </style:style>
    <style:style style:name="P11" style:family="paragraph" style:parent-style-name="Heading_20_2">
      <style:text-properties officeooo:rsid="001497e5" officeooo:paragraph-rsid="001497e5"/>
    </style:style>
    <style:style style:name="P12" style:family="paragraph" style:parent-style-name="Heading_20_2">
      <style:text-properties officeooo:paragraph-rsid="0018fd60"/>
    </style:style>
    <style:style style:name="P13" style:family="paragraph" style:parent-style-name="Heading_20_2">
      <style:text-properties officeooo:rsid="00298472" officeooo:paragraph-rsid="00298472"/>
    </style:style>
    <style:style style:name="P14" style:family="paragraph" style:parent-style-name="Heading_20_2">
      <style:text-properties officeooo:rsid="0040c3e7" officeooo:paragraph-rsid="0040c3e7"/>
    </style:style>
    <style:style style:name="P15" style:family="paragraph" style:parent-style-name="Heading_20_2">
      <style:text-properties officeooo:rsid="0043ce97" officeooo:paragraph-rsid="0043ce97"/>
    </style:style>
    <style:style style:name="P16" style:family="paragraph" style:parent-style-name="Text_20_body">
      <style:text-properties officeooo:rsid="00048ff9" officeooo:paragraph-rsid="00048ff9"/>
    </style:style>
    <style:style style:name="P17" style:family="paragraph" style:parent-style-name="Text_20_body" style:list-style-name="L2">
      <style:text-properties officeooo:rsid="00055c34" officeooo:paragraph-rsid="00055c34"/>
    </style:style>
    <style:style style:name="P18" style:family="paragraph" style:parent-style-name="Text_20_body" style:list-style-name="L2">
      <style:text-properties officeooo:rsid="00074e1e" officeooo:paragraph-rsid="0047e1e1"/>
    </style:style>
    <style:style style:name="P19" style:family="paragraph" style:parent-style-name="Text_20_body" style:list-style-name="L2">
      <style:text-properties officeooo:rsid="000785ac" officeooo:paragraph-rsid="004bf5fe"/>
    </style:style>
    <style:style style:name="P20" style:family="paragraph" style:parent-style-name="Text_20_body" style:list-style-name="L3">
      <style:text-properties officeooo:rsid="000a531e" officeooo:paragraph-rsid="000a531e"/>
    </style:style>
    <style:style style:name="P21" style:family="paragraph" style:parent-style-name="Text_20_body" style:list-style-name="L3">
      <style:text-properties officeooo:rsid="000bdb6b" officeooo:paragraph-rsid="000bdb6b"/>
    </style:style>
    <style:style style:name="P22" style:family="paragraph" style:parent-style-name="Text_20_body">
      <style:text-properties officeooo:paragraph-rsid="000d8903"/>
    </style:style>
    <style:style style:name="P23" style:family="paragraph" style:parent-style-name="Text_20_body" style:list-style-name="L5">
      <style:text-properties officeooo:rsid="000f5db1" officeooo:paragraph-rsid="000f5db1"/>
    </style:style>
    <style:style style:name="P24" style:family="paragraph" style:parent-style-name="Text_20_body" style:list-style-name="L6">
      <style:text-properties officeooo:rsid="001497e5" officeooo:paragraph-rsid="001497e5"/>
    </style:style>
    <style:style style:name="P25" style:family="paragraph" style:parent-style-name="Text_20_body">
      <style:text-properties officeooo:paragraph-rsid="0018fd60"/>
    </style:style>
    <style:style style:name="P26" style:family="paragraph" style:parent-style-name="Text_20_body" style:list-style-name="L6">
      <style:text-properties officeooo:rsid="001a875a" officeooo:paragraph-rsid="001a875a"/>
    </style:style>
    <style:style style:name="P27" style:family="paragraph" style:parent-style-name="Text_20_body" style:list-style-name="L8">
      <style:text-properties officeooo:rsid="001a875a" officeooo:paragraph-rsid="001a875a"/>
    </style:style>
    <style:style style:name="P28" style:family="paragraph" style:parent-style-name="Text_20_body" style:list-style-name="L8">
      <style:text-properties officeooo:paragraph-rsid="000d8903"/>
    </style:style>
    <style:style style:name="P29" style:family="paragraph" style:parent-style-name="Text_20_body" style:list-style-name="L9">
      <style:text-properties officeooo:rsid="0020e961" officeooo:paragraph-rsid="0020e961"/>
    </style:style>
    <style:style style:name="P30" style:family="paragraph" style:parent-style-name="Text_20_body" style:list-style-name="L9">
      <style:text-properties officeooo:rsid="00216ddf" officeooo:paragraph-rsid="00216ddf"/>
    </style:style>
    <style:style style:name="P31" style:family="paragraph" style:parent-style-name="Text_20_body" style:list-style-name="L5">
      <style:text-properties officeooo:rsid="00232027" officeooo:paragraph-rsid="00232027"/>
    </style:style>
    <style:style style:name="P32" style:family="paragraph" style:parent-style-name="Text_20_body" style:list-style-name="L10">
      <style:text-properties officeooo:rsid="00250292" officeooo:paragraph-rsid="00250292"/>
    </style:style>
    <style:style style:name="P33" style:family="paragraph" style:parent-style-name="Text_20_body" style:list-style-name="L10">
      <style:text-properties officeooo:rsid="00265e9f" officeooo:paragraph-rsid="00265e9f"/>
    </style:style>
    <style:style style:name="P34" style:family="paragraph" style:parent-style-name="Text_20_body" style:list-style-name="L11">
      <style:text-properties officeooo:rsid="0028504c" officeooo:paragraph-rsid="0028504c"/>
    </style:style>
    <style:style style:name="P35" style:family="paragraph" style:parent-style-name="Text_20_body" style:list-style-name="L13">
      <style:text-properties officeooo:rsid="002a4a54" officeooo:paragraph-rsid="002a4a54"/>
    </style:style>
    <style:style style:name="P36" style:family="paragraph" style:parent-style-name="Text_20_body">
      <style:text-properties officeooo:rsid="002b366d" officeooo:paragraph-rsid="002b366d"/>
    </style:style>
    <style:style style:name="P37" style:family="paragraph" style:parent-style-name="Text_20_body" style:list-style-name="L14">
      <style:text-properties officeooo:rsid="002b366d" officeooo:paragraph-rsid="002b366d"/>
    </style:style>
    <style:style style:name="P38" style:family="paragraph" style:parent-style-name="Text_20_body">
      <style:text-properties officeooo:rsid="002b66dd" officeooo:paragraph-rsid="002b66dd"/>
    </style:style>
    <style:style style:name="P39" style:family="paragraph" style:parent-style-name="Text_20_body" style:list-style-name="L15">
      <style:text-properties officeooo:rsid="002b66dd" officeooo:paragraph-rsid="002b66dd"/>
    </style:style>
    <style:style style:name="P40" style:family="paragraph" style:parent-style-name="Text_20_body" style:list-style-name="L16">
      <style:text-properties officeooo:rsid="002b66dd" officeooo:paragraph-rsid="002b66dd"/>
    </style:style>
    <style:style style:name="P41" style:family="paragraph" style:parent-style-name="Text_20_body" style:list-style-name="L16">
      <style:text-properties officeooo:rsid="002c7eac" officeooo:paragraph-rsid="002c7eac"/>
    </style:style>
    <style:style style:name="P42" style:family="paragraph" style:parent-style-name="Text_20_body" style:list-style-name="L16">
      <style:text-properties officeooo:rsid="002e49ca" officeooo:paragraph-rsid="002e49ca"/>
    </style:style>
    <style:style style:name="P43" style:family="paragraph" style:parent-style-name="Text_20_body">
      <style:text-properties officeooo:rsid="002f57cc" officeooo:paragraph-rsid="002f57cc"/>
    </style:style>
    <style:style style:name="P44" style:family="paragraph" style:parent-style-name="Text_20_body" style:list-style-name="L17">
      <style:text-properties officeooo:rsid="002f57cc" officeooo:paragraph-rsid="002f57cc"/>
    </style:style>
    <style:style style:name="P45" style:family="paragraph" style:parent-style-name="Text_20_body">
      <style:text-properties officeooo:rsid="0030dfa6" officeooo:paragraph-rsid="0030dfa6"/>
    </style:style>
    <style:style style:name="P46" style:family="paragraph" style:parent-style-name="Text_20_body" style:list-style-name="L18">
      <style:text-properties officeooo:rsid="0030dfa6" officeooo:paragraph-rsid="0030dfa6"/>
    </style:style>
    <style:style style:name="P47" style:family="paragraph" style:parent-style-name="Text_20_body" style:list-style-name="L18">
      <style:text-properties officeooo:rsid="00313a5d" officeooo:paragraph-rsid="00313a5d"/>
    </style:style>
    <style:style style:name="P48" style:family="paragraph" style:parent-style-name="Text_20_body" style:list-style-name="L18">
      <style:text-properties officeooo:rsid="00332e3e" officeooo:paragraph-rsid="00332e3e"/>
    </style:style>
    <style:style style:name="P49" style:family="paragraph" style:parent-style-name="Text_20_body" style:list-style-name="L13">
      <style:text-properties officeooo:rsid="0035e131" officeooo:paragraph-rsid="0035e131"/>
    </style:style>
    <style:style style:name="P50" style:family="paragraph" style:parent-style-name="Text_20_body" style:list-style-name="L6">
      <style:text-properties officeooo:rsid="0036ef74" officeooo:paragraph-rsid="0036ef74"/>
    </style:style>
    <style:style style:name="P51" style:family="paragraph" style:parent-style-name="Text_20_body">
      <style:text-properties officeooo:rsid="00397f71" officeooo:paragraph-rsid="00397f71"/>
    </style:style>
    <style:style style:name="P52" style:family="paragraph" style:parent-style-name="Text_20_body" style:list-style-name="L19">
      <style:text-properties officeooo:rsid="00397f71" officeooo:paragraph-rsid="00397f71"/>
    </style:style>
    <style:style style:name="P53" style:family="paragraph" style:parent-style-name="Text_20_body" style:list-style-name="L20">
      <style:text-properties officeooo:rsid="003b30f6" officeooo:paragraph-rsid="003b30f6"/>
    </style:style>
    <style:style style:name="P54" style:family="paragraph" style:parent-style-name="Text_20_body" style:list-style-name="L16">
      <style:text-properties officeooo:rsid="003c9762" officeooo:paragraph-rsid="003c9762"/>
    </style:style>
    <style:style style:name="P55" style:family="paragraph" style:parent-style-name="Text_20_body" style:list-style-name="L6">
      <style:text-properties officeooo:rsid="003f47e6" officeooo:paragraph-rsid="003f47e6"/>
    </style:style>
    <style:style style:name="P56" style:family="paragraph" style:parent-style-name="Text_20_body">
      <style:text-properties officeooo:rsid="003fa54b" officeooo:paragraph-rsid="003fa54b"/>
    </style:style>
    <style:style style:name="P57" style:family="paragraph" style:parent-style-name="Text_20_body" style:list-style-name="L21">
      <style:text-properties officeooo:rsid="003fa54b" officeooo:paragraph-rsid="003fa54b"/>
    </style:style>
    <style:style style:name="P58" style:family="paragraph" style:parent-style-name="Text_20_body">
      <style:text-properties officeooo:rsid="00405e24" officeooo:paragraph-rsid="00405e24"/>
    </style:style>
    <style:style style:name="P59" style:family="paragraph" style:parent-style-name="Text_20_body" style:list-style-name="L22">
      <style:text-properties officeooo:rsid="00405e24" officeooo:paragraph-rsid="00405e24"/>
    </style:style>
    <style:style style:name="P60" style:family="paragraph" style:parent-style-name="Text_20_body" style:list-style-name="L23">
      <style:text-properties officeooo:rsid="0040c3e7" officeooo:paragraph-rsid="0040c3e7"/>
    </style:style>
    <style:style style:name="P61" style:family="paragraph" style:parent-style-name="Text_20_body">
      <style:text-properties officeooo:rsid="0043ce97" officeooo:paragraph-rsid="0043ce97"/>
    </style:style>
    <style:style style:name="P62" style:family="paragraph" style:parent-style-name="Text_20_body" style:list-style-name="L24">
      <style:text-properties officeooo:rsid="0043ce97" officeooo:paragraph-rsid="0043ce97"/>
    </style:style>
    <style:style style:name="P63" style:family="paragraph" style:parent-style-name="Text_20_body" style:list-style-name="L24">
      <style:text-properties officeooo:rsid="0043fb52" officeooo:paragraph-rsid="0043fb52"/>
    </style:style>
    <style:style style:name="P64" style:family="paragraph" style:parent-style-name="Text_20_body">
      <style:text-properties officeooo:rsid="00449585" officeooo:paragraph-rsid="00449585"/>
    </style:style>
    <style:style style:name="P65" style:family="paragraph" style:parent-style-name="Text_20_body">
      <style:text-properties officeooo:rsid="004bf5fe" officeooo:paragraph-rsid="004bf5fe"/>
    </style:style>
    <style:style style:name="P66" style:family="paragraph" style:parent-style-name="Text_20_body" style:list-style-name="L25">
      <style:text-properties officeooo:rsid="004da47f" officeooo:paragraph-rsid="004da47f"/>
    </style:style>
    <style:style style:name="P67" style:family="paragraph" style:parent-style-name="Text_20_body" style:list-style-name="L25">
      <style:text-properties officeooo:rsid="004f3709" officeooo:paragraph-rsid="004f3709"/>
    </style:style>
    <style:style style:name="P68" style:family="paragraph" style:parent-style-name="Text_20_body" style:list-style-name="L25">
      <style:text-properties officeooo:rsid="005107e7" officeooo:paragraph-rsid="005107e7"/>
    </style:style>
    <style:style style:name="P69" style:family="paragraph" style:parent-style-name="Text_20_body" style:list-style-name="L26">
      <style:text-properties officeooo:rsid="00519215" officeooo:paragraph-rsid="00519215"/>
    </style:style>
    <style:style style:name="P70" style:family="paragraph" style:parent-style-name="Title">
      <style:text-properties officeooo:rsid="00048ff9" officeooo:paragraph-rsid="00048ff9"/>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8fd60"/>
    </style:style>
    <style:style style:name="T9" style:family="text">
      <style:text-properties officeooo:rsid="001a875a"/>
    </style:style>
    <style:style style:name="T10" style:family="text">
      <style:text-properties officeooo:rsid="001c71a5"/>
    </style:style>
    <style:style style:name="T11" style:family="text">
      <style:text-properties officeooo:rsid="001fe7d5"/>
    </style:style>
    <style:style style:name="T12" style:family="text">
      <style:text-properties officeooo:rsid="00216ddf"/>
    </style:style>
    <style:style style:name="T13" style:family="text">
      <style:text-properties officeooo:rsid="00225e87"/>
    </style:style>
    <style:style style:name="T14" style:family="text">
      <style:text-properties officeooo:rsid="00232027"/>
    </style:style>
    <style:style style:name="T15" style:family="text">
      <style:text-properties officeooo:rsid="00257bff"/>
    </style:style>
    <style:style style:name="T16" style:family="text">
      <style:text-properties officeooo:rsid="0025ebdc"/>
    </style:style>
    <style:style style:name="T17" style:family="text">
      <style:text-properties officeooo:rsid="00352775"/>
    </style:style>
    <style:style style:name="T18" style:family="text">
      <style:text-properties officeooo:rsid="003dd28a"/>
    </style:style>
    <style:style style:name="T19" style:family="text">
      <style:text-properties officeooo:rsid="0043fb52"/>
    </style:style>
    <style:style style:name="T20" style:family="text">
      <style:text-properties officeooo:rsid="0045221f"/>
    </style:style>
    <style:style style:name="T21" style:family="text">
      <style:text-properties officeooo:rsid="004597fa"/>
    </style:style>
    <style:style style:name="T22" style:family="text">
      <style:text-properties officeooo:rsid="0046ea2c"/>
    </style:style>
    <style:style style:name="T23" style:family="text">
      <style:text-properties officeooo:rsid="0047e1e1"/>
    </style:style>
    <style:style style:name="T24" style:family="text">
      <style:text-properties officeooo:rsid="00482803"/>
    </style:style>
    <style:style style:name="T25" style:family="text">
      <style:text-properties officeooo:rsid="004a0f5e"/>
    </style:style>
    <style:style style:name="T26" style:family="text">
      <style:text-properties officeooo:rsid="005107e7"/>
    </style:style>
    <style:style style:name="T27" style:family="text">
      <style:text-properties officeooo:rsid="00516ba3"/>
    </style:style>
    <style:style style:name="T28" style:family="text">
      <style:text-properties officeooo:rsid="005296cf"/>
    </style:style>
    <style:style style:name="T29" style:family="text">
      <style:text-properties officeooo:rsid="00548769"/>
    </style:style>
    <style:style style:name="T30" style:family="text">
      <style:text-properties officeooo:rsid="005655e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Library Todo/Plans</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46_1925812662" text:style-name="Index_20_Link" text:visited-style-name="Index_20_Link">1.1 – Terminal Table<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3</text:a></text:p>
          <text:p text:style-name="P2"><text:a xlink:type="simple" xlink:href="#__RefHeading___Toc130_1925812662" text:style-name="Index_20_Link" text:visited-style-name="Index_20_Link">2.1 – Metadata<text:tab/>4</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4</text:a></text:p>
          <text:p text:style-name="P2"><text:a xlink:type="simple" xlink:href="#__RefHeading___Toc120_1925812662" text:style-name="Index_20_Link" text:visited-style-name="Index_20_Link">2.4 – Permissions<text:tab/>5</text:a></text:p>
          <text:p text:style-name="P1"><text:a xlink:type="simple" xlink:href="#__RefHeading___Toc122_1925812662" text:style-name="Index_20_Link" text:visited-style-name="Index_20_Link">3 – Ex<text:tab/>5</text:a></text:p>
          <text:p text:style-name="P1"><text:a xlink:type="simple" xlink:href="#__RefHeading___Toc124_1925812662" text:style-name="Index_20_Link" text:visited-style-name="Index_20_Link">4 – Usr<text:tab/>5</text:a></text:p>
          <text:p text:style-name="P2"><text:a xlink:type="simple" xlink:href="#__RefHeading___Toc136_1925812662" text:style-name="Index_20_Link" text:visited-style-name="Index_20_Link">4.1 – Metadata<text:tab/>5</text:a></text:p>
          <text:p text:style-name="P2"><text:a xlink:type="simple" xlink:href="#__RefHeading___Toc138_1925812662" text:style-name="Index_20_Link" text:visited-style-name="Index_20_Link">4.2 – User Table<text:tab/>5</text:a></text:p>
          <text:p text:style-name="P2"><text:a xlink:type="simple" xlink:href="#__RefHeading___Toc140_1925812662" text:style-name="Index_20_Link" text:visited-style-name="Index_20_Link">4.3 – Group Table<text:tab/>6</text:a></text:p>
          <text:p text:style-name="P1"><text:a xlink:type="simple" xlink:href="#__RefHeading___Toc132_1925812662" text:style-name="Index_20_Link" text:visited-style-name="Index_20_Link">5 – Err<text:tab/>6</text:a></text:p>
          <text:p text:style-name="P2"><text:a xlink:type="simple" xlink:href="#__RefHeading___Toc134_1925812662" text:style-name="Index_20_Link" text:visited-style-name="Index_20_Link">5.1 – Error Table<text:tab/>6</text:a></text:p>
          <text:p text:style-name="P1"><text:a xlink:type="simple" xlink:href="#__RefHeading___Toc142_1925812662" text:style-name="Index_20_Link" text:visited-style-name="Index_20_Link">6 – Log<text:tab/>6</text:a></text:p>
          <text:p text:style-name="P2"><text:a xlink:type="simple" xlink:href="#__RefHeading___Toc144_1925812662" text:style-name="Index_20_Link" text:visited-style-name="Index_20_Link">6.1 – Basic Logging<text:tab/>6</text:a></text:p>
        </text:index-body>
      </text:table-of-content>
      <text:p text:style-name="P16"/>
      <text:h text:style-name="P4" text:outline-level="1"><text:bookmark-start text:name="__RefHeading___Toc106_1925812662"/>1 – Terminal<text:bookmark-end text:name="__RefHeading___Toc106_1925812662"/></text:h>
      <text:p text:style-name="P65">The standard ‘print’ function will be treated specially and simply go to the current terminal</text:p>
      <text:h text:style-name="P15" text:outline-level="2"><text:bookmark-start text:name="__RefHeading___Toc146_1925812662"/>1.1 – Terminal Table<text:bookmark-end text:name="__RefHeading___Toc146_1925812662"/></text:h>
      <text:p text:style-name="P61">Fields -</text:p>
      <text:list xml:id="list502328577" text:style-name="L24">
        <text:list-item>
          <text:p text:style-name="P62">[<text:span text:style-name="T19">boolean</text:span>] “<text:span text:style-name="T19">is_null</text:span>”: <text:span text:style-name="T19">Set to true if this object is not initialized</text:span></text:p>
        </text:list-item>
        <text:list-item>
          <text:p text:style-name="P63">[int] “id”: The id number of this terminal</text:p>
        </text:list-item>
      </text:list>
      <text:p text:style-name="P64">Functions – The following functions will be applied to terminal tables <text:span text:style-name="T22">unless marked otherwise</text:span></text:p>
      <text:h text:style-name="P8" text:outline-level="2"><text:bookmark-start text:name="__RefHeading___Toc108_1925812662"/>1.1 – Utility Functions<text:bookmark-end text:name="__RefHeading___Toc108_1925812662"/></text:h>
      <text:list xml:id="list2061411318" text:style-name="L26">
        <text:list-item>
          <text:p text:style-name="P69">table new_terminal() - Makes a new terminal and returns a table representing it. <text:span text:style-name="T28">This is a library function</text:span></text:p>
        </text:list-item>
      </text:list>
      <text:list xml:id="list1586510409" text:style-name="L2">
        <text:list-item>
          <text:p text:style-name="P18"><text:span text:style-name="T20">table</text:span> get_curr_terminal() - Gets the currently used terminal and returns <text:span text:style-name="T24">the terminal table for it</text:span>. <text:span text:style-name="T24">This is a library function</text:span></text:p>
        </text:list-item>
        <text:list-item>
          <text:p text:style-name="P18"><text:span text:style-name="T30">table</text:span> direct(<text:span text:style-name="T23">table terminal</text:span>) – Directs <text:span text:style-name="T23">output to the terminal represented by the provided terminal table. </text:span><text:span text:style-name="T30">Returns an error table.</text:span><text:span text:style-name="T23"> </text:span><text:span text:style-name="T24">This is a library function</text:span></text:p>
        </text:list-item>
        <text:list-item>
          <text:p text:style-name="P19"><text:span text:style-name="T1">s</text:span>tring set_color(<text:span text:style-name="T1">s</text:span>tring text, <text:span text:style-name="T1">s</text:span>tring color) – Formats a given string to a given color. Color value must be in hex format. <text:span text:style-name="T25">This is a library function</text:span></text:p>
        </text:list-item>
        <text:list-item>
          <text:p text:style-name="P17">boolean is_ready() – <text:span text:style-name="T21">Returns value representing whether or not this terminal is ready to be printed to</text:span></text:p>
        </text:list-item>
      </text:list>
      <text:h text:style-name="P8" text:outline-level="2"><text:bookmark-start text:name="__RefHeading___Toc110_1925812662"/>1.2 – Output<text:bookmark-end text:name="__RefHeading___Toc110_1925812662"/></text:h>
      <text:list xml:id="list3722931629" text:style-name="L3">
        <text:list-item>
          <text:p text:style-name="P20">void println(string text) – Prints a line of text to the console</text:p>
        </text:list-item>
        <text:list-item>
          <text:p text:style-name="P21">void print(string text) – Prints text without a newline</text:p>
        </text:list-item>
        <text:list-item>
          <text:p text:style-name="P21">void error(string text) – Throws an error with the given text</text:p>
        </text:list-item>
      </text:list>
      <text:h text:style-name="P8" text:outline-level="2"><text:bookmark-start text:name="__RefHeading___Toc112_1925812662"/>1.3 – Input<text:bookmark-end text:name="__RefHeading___Toc112_1925812662"/></text:h>
      <text:list xml:id="list464462909" text:style-name="L25">
        <text:list-item>
          <text:p text:style-name="P66">string get_<text:span text:style-name="T29">buffer</text:span>_text() - Gets the text currently pending in the input buffer</text:p>
        </text:list-item>
        <text:list-item>
          <text:p text:style-name="P67">table set_<text:span text:style-name="T29">buffer</text:span>_text(string text) – <text:span text:style-name="T26">Sets the text in the input buffer. Returns an error table</text:span></text:p>
        </text:list-item>
        <text:list-item>
          <text:p text:style-name="P68">table set_prefix(string text) – Sets the prefix that appears before the input buffer. Returns an error table</text:p>
        </text:list-item>
      </text:list>
      <text:h text:style-name="P5" text:outline-level="1"><text:bookmark-start text:name="__RefHeading___Toc114_1925812662"/><text:soft-page-break/>2 – IO<text:bookmark-end text:name="__RefHeading___Toc114_1925812662"/></text:h>
      <text:p text:style-name="P22"><text:span text:style-name="T9">Filesystem object </text:span><text:span text:style-name="T10">data</text:span><text:span text:style-name="T9"> table format - </text:span></text:p>
      <text:p text:style-name="P51">Fields -</text:p>
      <text:list xml:id="list2699278321" text:style-name="L8">
        <text:list-item>
          <text:p text:style-name="P28"><text:span text:style-name="T9">[boolean] </text:span>“<text:span text:style-name="T9">is_null</text:span>”: <text:span text:style-name="T9">Whether or not the table contains data for a valid object</text:span></text:p>
        </text:list-item>
        <text:list-item>
          <text:p text:style-name="P27">[boolean] “is_directory”: This field is set to true of the represented object is a directory</text:p>
        </text:list-item>
      </text:list>
      <text:p text:style-name="P51">Functions -</text:p>
      <text:list xml:id="list769874795" text:style-name="L19">
        <text:list-item>
          <text:p text:style-name="P52">string get_path() - Returns a string representing the path of this obeject</text:p>
        </text:list-item>
      </text:list>
      <text:h text:style-name="P11" text:outline-level="2"><text:bookmark-start text:name="__RefHeading___Toc130_1925812662"/>2.1 – Metadata<text:bookmark-end text:name="__RefHeading___Toc130_1925812662"/></text:h>
      <text:list xml:id="list1109678494" text:style-name="L6">
        <text:list-item>
          <text:p text:style-name="P24"><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26">table get(string path) – Gets an object from the filesystem and returns is as a table. See documentation for further details</text:p>
        </text:list-item>
        <text:list-item>
          <text:p text:style-name="P55">table get_working_dir() - Gets the current working directory of the system</text:p>
        </text:list-item>
        <text:list-item>
          <text:p text:style-name="P55">table set_working_dir(string path) – Sets the current working dir to the folder at the path given. Returns an error table</text:p>
        </text:list-item>
        <text:list-item>
          <text:p text:style-name="P50">table make_file(string path) – Creates a file object at the given path and returns it in a file table</text:p>
        </text:list-item>
        <text:list-item>
          <text:p text:style-name="P50">table make_folder(string path) – Creates a folder object at the given path and returns it in a table</text:p>
        </text:list-item>
      </text:list>
      <text:h text:style-name="P9" text:outline-level="2"><text:bookmark-start text:name="__RefHeading___Toc116_1925812662"/>2.<text:span text:style-name="T5">2</text:span> – File<text:span text:style-name="T12">s</text:span><text:bookmark-end text:name="__RefHeading___Toc116_1925812662"/></text:h>
      <text:p text:style-name="P22"><text:tab/><text:span text:style-name="T11">Note: For this and following sections functions will apply to the filesystem object table and not the IO library.</text:span></text:p>
      <text:list xml:id="list3669392542" text:style-name="L9">
        <text:list-item>
          <text:p text:style-name="P29">table get_contents() - <text:span text:style-name="T12">Gets</text:span> the contents of a file object and returns them in a table, every entry represents a line. <text:span text:style-name="T12">to_string() method on the given table will convert it to plaintext</text:span></text:p>
        </text:list-item>
        <text:list-item>
          <text:p text:style-name="P30">void set_contents(table con) – Sets the contents of the file object to that of the given table. Every entry represents a line</text:p>
        </text:list-item>
        <text:list-item>
          <text:p text:style-name="P30">table execute(table args) – <text:span text:style-name="T13">If the file is a viable script and it has the permissions to be executed it will be run. The args table can optionally be passed if you want to pass data to the script, and the return value is also optional return data from the script.</text:span></text:p>
        </text:list-item>
      </text:list>
      <text:h text:style-name="P10" text:outline-level="2"><text:bookmark-start text:name="__RefHeading___Toc118_1925812662"/><text:span text:style-name="T2">2.</text:span><text:span text:style-name="T5">3</text:span><text:span text:style-name="T2"> – Folder data</text:span><text:bookmark-end text:name="__RefHeading___Toc118_1925812662"/></text:h>
      <text:list xml:id="list1345675298" text:style-name="L10">
        <text:list-item>
          <text:p text:style-name="P32">table get_children() - Returns a table containing filesystem objects representing the children of the folder</text:p>
        </text:list-item>
        <text:list-item>
          <text:p text:style-name="P32"><text:span text:style-name="T16">table</text:span> remove_child(string child) – Removes a child from a given folder. <text:span text:style-name="T15">Returns </text:span><text:span text:style-name="T16">an error table</text:span></text:p>
        </text:list-item>
        <text:list-item>
          <text:p text:style-name="P33"><text:soft-page-break/>table add_child(table child) – Adds a child to the folder. Returns an error table and must be given a filesystem object table</text:p>
        </text:list-item>
      </text:list>
      <text:h text:style-name="P9" text:outline-level="2"><text:bookmark-start text:name="__RefHeading___Toc120_1925812662"/>2.<text:span text:style-name="T5">4</text:span> – Permissions <text:bookmark-end text:name="__RefHeading___Toc120_1925812662"/></text:h>
      <text:list xml:id="list4154824643" text:style-name="L11">
        <text:list-item>
          <text:p text:style-name="P34">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34">table get_perms() - Gets permissions and returns them as a table object. This table contains a string representing the permissions as well as keyed boolean values (i.e. “owner_read” or “other_write”)</text:p>
        </text:list-item>
      </text:list>
      <text:h text:style-name="P5" text:outline-level="1"><text:bookmark-start text:name="__RefHeading___Toc122_1925812662"/>3 – Ex<text:bookmark-end text:name="__RefHeading___Toc122_1925812662"/></text:h>
      <text:p text:style-name="P22"><text:tab/><text:span text:style-name="T4">This is a separate library because I want to be able to separate execution perms from other stuff</text:span></text:p>
      <text:list xml:id="list1909359647" text:style-name="L5">
        <text:list-item>
          <text:p text:style-name="P23"><text:span text:style-name="T14">table</text:span> execute(string path) – <text:span text:style-name="T3">Executes a file at the provided path</text:span></text:p>
        </text:list-item>
        <text:list-item>
          <text:p text:style-name="P31">table execute(string path, table args) – Executes a file at the provided path with the provided data passed. The return value is a table of data which is optionally returned.</text:p>
        </text:list-item>
      </text:list>
      <text:h text:style-name="P5" text:outline-level="1"><text:bookmark-start text:name="__RefHeading___Toc124_1925812662"/>4 – Usr<text:bookmark-end text:name="__RefHeading___Toc124_1925812662"/></text:h>
      <text:h text:style-name="P13" text:outline-level="2"><text:bookmark-start text:name="__RefHeading___Toc136_1925812662"/>4.1 – Metadata <text:bookmark-end text:name="__RefHeading___Toc136_1925812662"/></text:h>
      <text:list xml:id="list1144064803" text:style-name="L13">
        <text:list-item>
          <text:p text:style-name="P35">table get_user(string name) – Returns a user table representing the user with the name matching the given parameter</text:p>
        </text:list-item>
        <text:list-item>
          <text:p text:style-name="P35">table get_group(string name) – Returns a group table representing the group with the name matching the given parameter</text:p>
        </text:list-item>
        <text:list-item>
          <text:p text:style-name="P49">table create_user(string name) – Creates a user and returns it in a user table</text:p>
        </text:list-item>
        <text:list-item>
          <text:p text:style-name="P49">table create_group(string name) – Creates a group and returns it in a group table</text:p>
        </text:list-item>
      </text:list>
      <text:h text:style-name="P13" text:outline-level="2"><text:bookmark-start text:name="__RefHeading___Toc138_1925812662"/>4.2 – User Table<text:bookmark-end text:name="__RefHeading___Toc138_1925812662"/></text:h>
      <text:p text:style-name="P36">Fields -</text:p>
      <text:list xml:id="list2737265197" text:style-name="L15">
        <text:list-item>
          <text:p text:style-name="P39">[boolean] “is_null”: Whether or not this field is valid</text:p>
        </text:list-item>
      </text:list>
      <text:list xml:id="list609820004" text:style-name="L14">
        <text:list-item>
          <text:p text:style-name="P37">[string] “name”: Name of the user represented</text:p>
        </text:list-item>
      </text:list>
      <text:p text:style-name="P38">Functions -</text:p>
      <text:list xml:id="list3588213545" text:style-name="L16">
        <text:list-item>
          <text:p text:style-name="P40">table set_name(string name) – Sets this user to a new name as specified by the argument. Returns an error table</text:p>
        </text:list-item>
        <text:list-item>
          <text:p text:style-name="P41"><text:soft-page-break/>table get_groups() - Gets the groups this user is a member of. This is essentially an array of group tables</text:p>
        </text:list-item>
        <text:list-item>
          <text:p text:style-name="P41">table add_group() - Joins this user to a group. Returns an error table</text:p>
        </text:list-item>
        <text:list-item>
          <text:p text:style-name="P41">table remove_group() - Removes this user from a group. Returns an error table.</text:p>
        </text:list-item>
        <text:list-item>
          <text:p text:style-name="P41">table get_default_perms() - Returns the perms assigned to this users filesystem objects</text:p>
        </text:list-item>
        <text:list-item>
          <text:p text:style-name="P42">void set_default_perms(string perms) – Sets default perms to a string given</text:p>
        </text:list-item>
        <text:list-item>
          <text:p text:style-name="P54">string get_home_dir() - Returns a string representing the <text:span text:style-name="T18">path of the</text:span> home directory of this user</text:p>
        </text:list-item>
      </text:list>
      <text:h text:style-name="P13" text:outline-level="2"><text:bookmark-start text:name="__RefHeading___Toc140_1925812662"/>4.3 – Group Table<text:bookmark-end text:name="__RefHeading___Toc140_1925812662"/></text:h>
      <text:p text:style-name="P43">Fields -</text:p>
      <text:list xml:id="list1953029745" text:style-name="L17">
        <text:list-item>
          <text:p text:style-name="P44">[boolean] “is_null”: Whether or not this field is valid</text:p>
        </text:list-item>
        <text:list-item>
          <text:p text:style-name="P44">[string] “name”: Name of the user represented</text:p>
        </text:list-item>
      </text:list>
      <text:p text:style-name="P45">Functions -</text:p>
      <text:list xml:id="list1126703752" text:style-name="L20">
        <text:list-item>
          <text:p text:style-name="P53">table set_name(string name) – Sets the name of this group to the given argument. Returns an error table</text:p>
        </text:list-item>
      </text:list>
      <text:list xml:id="list2424351761" text:style-name="L18">
        <text:list-item>
          <text:p text:style-name="P46">table get_users() - Returns a table of the users that are a member of this group.</text:p>
        </text:list-item>
        <text:list-item>
          <text:p text:style-name="P47">table remove_user(string name) – Removes a user of the given name. Returns an error table.</text:p>
        </text:list-item>
        <text:list-item>
          <text:p text:style-name="P48">table add_user(table user) – Adds a user to this group <text:span text:style-name="T17">from a user table</text:span></text:p>
        </text:list-item>
      </text:list>
      <text:h text:style-name="P6" text:outline-level="1"><text:bookmark-start text:name="__RefHeading___Toc132_1925812662"/>5 – Err<text:bookmark-end text:name="__RefHeading___Toc132_1925812662"/></text:h>
      <text:h text:style-name="P12" text:outline-level="2"><text:bookmark-start text:name="__RefHeading___Toc134_1925812662"/><text:span text:style-name="T8">5.1 – Error Table</text:span><text:bookmark-end text:name="__RefHeading___Toc134_1925812662"/></text:h>
      <text:p text:style-name="P56">Fields -</text:p>
      <text:list xml:id="list2186067253" text:style-name="L21">
        <text:list-item>
          <text:p text:style-name="P57">[boolean] “error”: Field is set to true if an error was experienced</text:p>
        </text:list-item>
        <text:list-item>
          <text:p text:style-name="P57">[string] “message”: Field contains the error message the function returned</text:p>
        </text:list-item>
      </text:list>
      <text:p text:style-name="P58">Functions -</text:p>
      <text:list xml:id="list2214911978" text:style-name="L22">
        <text:list-item>
          <text:p text:style-name="P59">void except() - Throws an exception with the given message and prints it to the terminal.</text:p>
        </text:list-item>
      </text:list>
      <text:h text:style-name="P7" text:outline-level="1"><text:bookmark-start text:name="__RefHeading___Toc142_1925812662"/>6 – Log<text:bookmark-end text:name="__RefHeading___Toc142_1925812662"/></text:h>
      <text:h text:style-name="P14" text:outline-level="2"><text:bookmark-start text:name="__RefHeading___Toc144_1925812662"/>6.1 – Basic Logging<text:bookmark-end text:name="__RefHeading___Toc144_1925812662"/></text:h>
      <text:list xml:id="list4293521326" text:style-name="L23">
        <text:list-item>
          <text:p text:style-name="P60">log(string message) – Logs a message to the standard log file in the standard format</text:p>
        </text:list-item>
        <text:list-item>
          <text:p text:style-name="P60"><text:soft-page-break/>log_err(table error_table) – Logs an error to the logfile using an error table</text:p>
        </text:list-item>
      </text:list>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09T16:23:19.216847633</dc:date>
    <meta:editing-duration>PT9H23M41S</meta:editing-duration>
    <meta:editing-cycles>69</meta:editing-cycles>
    <meta:document-statistic meta:table-count="0" meta:image-count="0" meta:object-count="0" meta:page-count="7" meta:paragraph-count="110" meta:word-count="1203" meta:character-count="6925" meta:non-whitespace-character-count="5814"/>
  </office:meta>
</office:document-meta>
</file>